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930000018765514959.png"/>
  <manifest:file-entry manifest:media-type="image/png" manifest:full-path="Pictures/10000000000000A000000186DB2C2B5A.png"/>
  <manifest:file-entry manifest:media-type="image/png" manifest:full-path="Pictures/1000000000000090000001B64F7199EB.png"/>
  <manifest:file-entry manifest:media-type="image/png" manifest:full-path="Pictures/10000000000000A40000010A8B962AE9.png"/>
  <manifest:file-entry manifest:media-type="image/png" manifest:full-path="Pictures/10000000000000A40000010E77954428.png"/>
  <manifest:file-entry manifest:media-type="image/png" manifest:full-path="Pictures/10000000000001130000023DD11FC670.png"/>
  <manifest:file-entry manifest:media-type="image/png" manifest:full-path="Pictures/10000000000000A1000001B6CBFCAB5E.png"/>
  <manifest:file-entry manifest:media-type="image/png" manifest:full-path="Pictures/100000000000009C000001B8D797D1B6.png"/>
  <manifest:file-entry manifest:media-type="image/png" manifest:full-path="Pictures/10000000000000D2000001061A9AE320.png"/>
  <manifest:file-entry manifest:media-type="image/png" manifest:full-path="Pictures/100000000000011000000235083C12E2.png"/>
  <manifest:file-entry manifest:media-type="image/png" manifest:full-path="Pictures/10000000000000B9000001189E759156.png"/>
  <manifest:file-entry manifest:media-type="image/png" manifest:full-path="Pictures/10000000000001180000023B3C696D5D.png"/>
  <manifest:file-entry manifest:media-type="image/png" manifest:full-path="Pictures/1000000000000088000001AE6AECC202.png"/>
  <manifest:file-entry manifest:media-type="image/png" manifest:full-path="Pictures/100000000000008B000001B7FA350994.png"/>
  <manifest:file-entry manifest:media-type="image/png" manifest:full-path="Pictures/10000000000000AC0000010E6CFF6570.png"/>
  <manifest:file-entry manifest:media-type="image/png" manifest:full-path="Pictures/1000000000000081000001B87A2D4323.png"/>
  <manifest:file-entry manifest:media-type="image/png" manifest:full-path="Pictures/10000000000001250000023BA7140159.png"/>
  <manifest:file-entry manifest:media-type="image/png" manifest:full-path="Pictures/100000000000004A000001A232BF677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5.555cm" svg:height="6.931cm" svg:x="11cm" svg:y="1.869cm">
          <draw:image xlink:href="Pictures/10000000000000D2000001061A9AE320.png" xlink:type="simple" xlink:show="embed" xlink:actuate="onLoad">
            <text:p/>
          </draw:image>
        </draw:frame>
        <draw:frame draw:style-name="gr1" draw:text-style-name="P1" draw:layer="layout" svg:width="4.894cm" svg:height="7.407cm" svg:x="3.8cm" svg:y="11.2cm">
          <draw:image xlink:href="Pictures/10000000000000B9000001189E759156.png" xlink:type="simple" xlink:show="embed" xlink:actuate="onLoad">
            <text:p/>
          </draw:image>
        </draw:frame>
        <draw:frame draw:style-name="gr1" draw:text-style-name="P1" draw:layer="layout" svg:width="4.55cm" svg:height="7.143cm" svg:x="9.25cm" svg:y="11.4cm">
          <draw:image xlink:href="Pictures/10000000000000AC0000010E6CFF6570.png" xlink:type="simple" xlink:show="embed" xlink:actuate="onLoad">
            <text:p/>
          </draw:image>
        </draw:frame>
        <draw:frame draw:style-name="gr1" draw:text-style-name="P1" draw:layer="layout" svg:width="4.338cm" svg:height="7.143cm" svg:x="14.4cm" svg:y="11.457cm">
          <draw:image xlink:href="Pictures/10000000000000A40000010E77954428.png" xlink:type="simple" xlink:show="embed" xlink:actuate="onLoad">
            <text:p/>
          </draw:image>
        </draw:frame>
        <draw:frame draw:style-name="gr1" draw:text-style-name="P1" draw:layer="layout" svg:width="4.338cm" svg:height="7.037cm" svg:x="20.2cm" svg:y="11.4cm">
          <draw:image xlink:href="Pictures/10000000000000A40000010A8B962A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1" draw:layer="layout" svg:width="4.127cm" svg:height="11.641cm" svg:x="0.6cm" svg:y="0.359cm">
          <draw:image xlink:href="Pictures/100000000000009C000001B8D797D1B6.png" xlink:type="simple" xlink:show="embed" xlink:actuate="onLoad">
            <text:p/>
          </draw:image>
        </draw:frame>
        <draw:frame draw:style-name="gr1" draw:text-style-name="P1" draw:layer="layout" svg:width="3.677cm" svg:height="11.614cm" svg:x="8cm" svg:y="0.4cm">
          <draw:image xlink:href="Pictures/100000000000008B000001B7FA350994.png" xlink:type="simple" xlink:show="embed" xlink:actuate="onLoad">
            <text:p/>
          </draw:image>
        </draw:frame>
        <draw:frame draw:style-name="gr1" draw:text-style-name="P1" draw:layer="layout" svg:width="3.809cm" svg:height="11.588cm" svg:x="13.2cm" svg:y="0.426cm">
          <draw:image xlink:href="Pictures/1000000000000090000001B64F7199EB.png" xlink:type="simple" xlink:show="embed" xlink:actuate="onLoad">
            <text:p/>
          </draw:image>
        </draw:frame>
        <draw:frame draw:style-name="gr1" draw:text-style-name="P1" draw:layer="layout" svg:width="3.597cm" svg:height="11.376cm" svg:x="18.8cm" svg:y="0.438cm">
          <draw:image xlink:href="Pictures/1000000000000088000001AE6AECC202.png" xlink:type="simple" xlink:show="embed" xlink:actuate="onLoad">
            <text:p/>
          </draw:image>
        </draw:frame>
        <draw:frame draw:style-name="gr1" draw:text-style-name="P1" draw:layer="layout" svg:width="4.259cm" svg:height="11.588cm" svg:x="23.6cm" svg:y="0.426cm">
          <draw:image xlink:href="Pictures/10000000000000A1000001B6CBFCAB5E.png" xlink:type="simple" xlink:show="embed" xlink:actuate="onLoad">
            <text:p/>
          </draw:image>
        </draw:frame>
        <draw:frame draw:style-name="gr1" draw:text-style-name="P1" draw:layer="layout" svg:width="3.412cm" svg:height="11.641cm" svg:x="4.4cm" svg:y="8.959cm">
          <draw:image xlink:href="Pictures/1000000000000081000001B87A2D43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" draw:text-style-name="P1" draw:layer="layout" svg:width="4.232cm" svg:height="10.318cm" svg:x="5.368cm" svg:y="4.538cm">
          <draw:image xlink:href="Pictures/10000000000000A000000186DB2C2B5A.png" xlink:type="simple" xlink:show="embed" xlink:actuate="onLoad">
            <text:p/>
          </draw:image>
        </draw:frame>
        <draw:frame draw:style-name="gr1" draw:text-style-name="P1" draw:layer="layout" svg:width="3.888cm" svg:height="10.344cm" svg:x="0.8cm" svg:y="4.656cm">
          <draw:image xlink:href="Pictures/10000000000000930000018765514959.png" xlink:type="simple" xlink:show="embed" xlink:actuate="onLoad">
            <text:p/>
          </draw:image>
        </draw:frame>
        <draw:frame draw:style-name="gr1" draw:text-style-name="P1" draw:layer="layout" svg:width="1.957cm" svg:height="11.059cm" svg:x="24.643cm" svg:y="4.4cm">
          <draw:image xlink:href="Pictures/100000000000004A000001A232BF67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3" draw:text-style-name="P1" draw:layer="layout" svg:width="6.967cm" svg:height="14.006cm" svg:x="0.088cm" svg:y="0.194cm">
          <draw:image xlink:href="Pictures/10000000000001130000023DD11FC670.png" xlink:type="simple" xlink:show="embed" xlink:actuate="onLoad">
            <text:p/>
          </draw:image>
        </draw:frame>
        <draw:frame draw:style-name="gr3" draw:text-style-name="P1" draw:layer="layout" svg:width="7.094cm" svg:height="13.957cm" svg:x="20.906cm" svg:y="6.847cm">
          <draw:image xlink:href="Pictures/10000000000001180000023B3C696D5D.png" xlink:type="simple" xlink:show="embed" xlink:actuate="onLoad">
            <text:p/>
          </draw:image>
        </draw:frame>
        <draw:frame draw:style-name="gr3" draw:text-style-name="P1" draw:layer="layout" svg:width="6.892cm" svg:height="13.81cm" svg:x="7.055cm" svg:y="6.851cm">
          <draw:image xlink:href="Pictures/100000000000011000000235083C12E2.png" xlink:type="simple" xlink:show="embed" xlink:actuate="onLoad">
            <text:p/>
          </draw:image>
        </draw:frame>
        <draw:frame draw:style-name="gr3" draw:text-style-name="P1" draw:layer="layout" svg:width="7.422cm" svg:height="13.957cm" svg:x="13.711cm" svg:y="6.8cm">
          <draw:image xlink:href="Pictures/10000000000001250000023BA71401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12-14T08:35:37.40</meta:creation-date>
    <meta:editing-duration>PT5H1M20S</meta:editing-duration>
    <meta:editing-cycles>6</meta:editing-cycles>
    <dc:date>2020-12-17T12:10:30.76</dc:date>
    <meta:generator>OpenOffice/4.1.3$Win32 OpenOffice.org_project/413m1$Build-9783</meta:generator>
    <meta:document-statistic meta:object-count="47"/>
  </office:meta>
</office:document-meta>
</file>